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Cummin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83">
            <text:p>183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350.201723114311">
            <text:p>$350,20</text:p>
          </table:table-cell>
          <table:table-cell table:style-name="ce5" table:formula="of:=[.F2]-[.B3]/[.B4]" office:value-type="currency" office:currency="USD" office:value="349.272145649522">
            <text:p>$349,27</text:p>
          </table:table-cell>
          <table:table-cell table:style-name="ce15" table:formula="of:=[.G2]/1.13" office:value-type="currency" office:currency="EUR" office:value="309.090394380108">
            <text:p>309,0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132">
            <text:p>0,13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277.758372305173">
            <text:p>$277,76</text:p>
          </table:table-cell>
          <table:table-cell table:style-name="ce7" table:formula="of:=[.F3]-[.B3]/[.B4]" office:value-type="currency" office:currency="USD" office:value="276.828794840385">
            <text:p>$276,83</text:p>
          </table:table-cell>
          <table:table-cell table:style-name="ce16" table:formula="of:=[.G3]/1.13" office:value-type="currency" office:currency="EUR" office:value="244.981234372022">
            <text:p>244,9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41.738178946546">
            <text:p>241,7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42">
            <text:p>0,14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86.991758342098">
            <text:p>$186,99</text:p>
          </table:table-cell>
          <table:table-cell table:style-name="ce14" table:formula="of:=[.F4]-[.B3]/[.B4]" office:value-type="currency" office:currency="USD" office:value="186.062180877309">
            <text:p>$186,06</text:p>
          </table:table-cell>
          <table:table-cell table:style-name="ce17" table:formula="of:=[.G4]/1.13" office:value-type="currency" office:currency="EUR" office:value="164.656797236557">
            <text:p>164,6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4.61">
            <text:p>$14,61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7.305">
            <text:p>$7,31</text:p>
          </table:table-cell>
          <table:table-cell table:style-name="ce5"/>
          <table:table-cell table:style-name="ce5" table:formula="of:=[.B8]/(1+[.D2])^(1/4)" office:value-type="currency" office:currency="USD" office:value="7.19935773212564">
            <text:p>$7,20</text:p>
          </table:table-cell>
          <table:table-cell table:style-name="ce7" table:formula="of:=[.B5]/2" office:value-type="currency" office:currency="USD" office:value="7.305">
            <text:p>$7,31</text:p>
          </table:table-cell>
          <table:table-cell table:style-name="ce7"/>
          <table:table-cell table:style-name="ce7" table:formula="of:=[.E8]/(1+[.D3])^(1/4)" office:value-type="currency" office:currency="USD" office:value="7.1657933787919">
            <text:p>$7,17</text:p>
          </table:table-cell>
          <table:table-cell table:style-name="ce8" table:formula="of:=[.B5]/2" office:value-type="currency" office:currency="USD" office:value="7.305">
            <text:p>$7,31</text:p>
          </table:table-cell>
          <table:table-cell table:style-name="ce8"/>
          <table:table-cell table:style-name="ce8" table:formula="of:=[.H8]/(1+[.D4])^(1/4)" office:value-type="currency" office:currency="USD" office:value="7.13299712508545">
            <text:p>$7,1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5.9249">
            <text:p>$15,92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USD" office:value="15.0234905660377">
            <text:p>$15,02</text:p>
          </table:table-cell>
          <table:table-cell table:formula="of:=[.B5]*(1+[.F9])" office:value-type="currency" office:currency="USD" office:value="15.85185">
            <text:p>$15,85</text:p>
          </table:table-cell>
          <table:table-cell office:value-type="percentage" office:value="0.085">
            <text:p>8,50%</text:p>
          </table:table-cell>
          <table:table-cell table:formula="of:=[.E9]/(1+[.$D$3])^[.A9]" office:value-type="currency" office:currency="USD" office:value="14.6776388888889">
            <text:p>$14,68</text:p>
          </table:table-cell>
          <table:table-cell table:formula="of:=[.B5]*(1+[.I9])" office:value-type="currency" office:currency="USD" office:value="14.9022">
            <text:p>$14,90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13.5474545454545">
            <text:p>$13,5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7.358141">
            <text:p>$17,36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USD" office:value="15.4486836952652">
            <text:p>$15,45</text:p>
          </table:table-cell>
          <table:table-cell table:formula="of:=[.E9]*(1+[.F10])" office:value-type="currency" office:currency="USD" office:value="17.19925725">
            <text:p>$17,20</text:p>
          </table:table-cell>
          <table:table-cell office:value-type="percentage" office:value="0.085">
            <text:p>8,50%</text:p>
          </table:table-cell>
          <table:table-cell table:formula="of:=[.E10]/(1+[.$D$3])^[.A10]" office:value-type="currency" office:currency="USD" office:value="14.7455909207819">
            <text:p>$14,75</text:p>
          </table:table-cell>
          <table:table-cell table:formula="of:=[.H9]*(1+[.I10])" office:value-type="currency" office:currency="USD" office:value="15.200244">
            <text:p>$15,20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12.5621851239669">
            <text:p>$12,5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8.92037369">
            <text:p>$18,92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15.885910592301">
            <text:p>$15,89</text:p>
          </table:table-cell>
          <table:table-cell table:formula="of:=[.E10]*(1+[.F11])" office:value-type="currency" office:currency="USD" office:value="18.66119411625">
            <text:p>$18,66</text:p>
          </table:table-cell>
          <table:table-cell office:value-type="percentage" office:value="0.085">
            <text:p>8,50%</text:p>
          </table:table-cell>
          <table:table-cell table:formula="of:=[.E11]/(1+[.$D$3])^[.A11]" office:value-type="currency" office:currency="USD" office:value="14.8138575454151">
            <text:p>$14,81</text:p>
          </table:table-cell>
          <table:table-cell table:formula="of:=[.H10]*(1+[.I11])" office:value-type="currency" office:currency="USD" office:value="15.35224644">
            <text:p>$15,35</text:p>
          </table:table-cell>
          <table:table-cell office:value-type="percentage" office:value="0.01">
            <text:p>1,00%</text:p>
          </table:table-cell>
          <table:table-cell table:formula="of:=[.H11]/(1+[.$D$4])^[.A11]" office:value-type="currency" office:currency="USD" office:value="11.5343699774606">
            <text:p>$11,5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9.6771886376">
            <text:p>$19,68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15.5861764301821">
            <text:p>$15,59</text:p>
          </table:table-cell>
          <table:table-cell table:formula="of:=[.E11]*(1+[.F12])" office:value-type="currency" office:currency="USD" office:value="19.034417998575">
            <text:p>$19,03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13.9908654595587">
            <text:p>$13,99</text:p>
          </table:table-cell>
          <table:table-cell table:formula="of:=[.H11]*(1+[.I12])" office:value-type="currency" office:currency="USD" office:value="15.5057689044">
            <text:p>$15,51</text:p>
          </table:table-cell>
          <table:table-cell office:value-type="percentage" office:value="0.01">
            <text:p>1,00%</text:p>
          </table:table-cell>
          <table:table-cell table:formula="of:=[.H12]/(1+[.$D$4])^[.A12]" office:value-type="currency" office:currency="USD" office:value="10.5906487974865">
            <text:p>$10,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0.464276183104">
            <text:p>$20,46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5.2920976296127">
            <text:p>$15,29</text:p>
          </table:table-cell>
          <table:table-cell table:formula="of:=[.E12]*(1+[.F13])" office:value-type="currency" office:currency="USD" office:value="19.4151063585465">
            <text:p>$19,42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13.2135951562499">
            <text:p>$13,21</text:p>
          </table:table-cell>
          <table:table-cell table:formula="of:=[.H12]*(1+[.I13])" office:value-type="currency" office:currency="USD" office:value="15.5057689044">
            <text:p>$15,51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9.62786254316955">
            <text:p>$9,6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21.2828472304282">
            <text:p>$21,28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5.0035674856577">
            <text:p>$15,00</text:p>
          </table:table-cell>
          <table:table-cell table:formula="of:=[.E13]*(1+[.F14])" office:value-type="currency" office:currency="USD" office:value="19.8034084857174">
            <text:p>$19,80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12.4795065364583">
            <text:p>$12,48</text:p>
          </table:table-cell>
          <table:table-cell table:formula="of:=[.H13]*(1+[.I14])" office:value-type="currency" office:currency="USD" office:value="15.5057689044">
            <text:p>$15,51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8.75260231197232">
            <text:p>$8,7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21.921332647341">
            <text:p>$21,92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14.5789382171957">
            <text:p>$14,58</text:p>
          </table:table-cell>
          <table:table-cell table:formula="of:=[.E14]*(1+[.F15])" office:value-type="currency" office:currency="USD" office:value="20.1994766554318">
            <text:p>$20,20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11.7862006177661">
            <text:p>$11,79</text:p>
          </table:table-cell>
          <table:table-cell table:formula="of:=[.H14]*(1+[.I15])" office:value-type="currency" office:currency="USD" office:value="15.5057689044">
            <text:p>$15,51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7.95691119270211">
            <text:p>$7,9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2.5789726267613">
            <text:p>$22,58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14.1663267582185">
            <text:p>$14,17</text:p>
          </table:table-cell>
          <table:table-cell table:formula="of:=[.E15]*(1+[.F16])" office:value-type="currency" office:currency="USD" office:value="20.6034661885404">
            <text:p>$20,60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11.1314116945569">
            <text:p>$11,13</text:p>
          </table:table-cell>
          <table:table-cell table:formula="of:=[.H15]*(1+[.I16])" office:value-type="currency" office:currency="USD" office:value="15.5057689044">
            <text:p>$15,51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7.23355562972919">
            <text:p>$7,2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3.2563418055641">
            <text:p>$23,26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13.7653929820425">
            <text:p>$13,77</text:p>
          </table:table-cell>
          <table:table-cell table:formula="of:=[.E16]*(1+[.F17])" office:value-type="currency" office:currency="USD" office:value="21.0155355123112">
            <text:p>$21,02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10.5129999337482">
            <text:p>$10,51</text:p>
          </table:table-cell>
          <table:table-cell table:formula="of:=[.H16]*(1+[.I17])" office:value-type="currency" office:currency="USD" office:value="15.5057689044">
            <text:p>$15,51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6.57595966339017">
            <text:p>$6,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3.954032059731">
            <text:p>$23,95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13.3758063882111">
            <text:p>$13,38</text:p>
          </table:table-cell>
          <table:table-cell table:formula="of:=[.E17]*(1+[.F18])" office:value-type="currency" office:currency="USD" office:value="21.4358462225574">
            <text:p>$21,44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9.92894438187328">
            <text:p>$9,93</text:p>
          </table:table-cell>
          <table:table-cell table:formula="of:=[.H17]*(1+[.I18])" office:value-type="currency" office:currency="USD" office:value="15.5057689044">
            <text:p>$15,51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5.97814514853652">
            <text:p>$5,98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55.32574847685">
            <text:p>$155,33</text:p>
          </table:table-cell>
          <table:table-cell/>
          <table:table-cell table:style-name="ce7"/>
          <table:table-cell table:formula="of:=SUM([.G8:.G18])" office:value-type="currency" office:currency="USD" office:value="134.446404514089">
            <text:p>$134,45</text:p>
          </table:table-cell>
          <table:table-cell/>
          <table:table-cell table:style-name="ce8"/>
          <table:table-cell table:formula="of:=SUM([.J8:.J18])" office:value-type="currency" office:currency="USD" office:value="101.492692058954">
            <text:p>$101,49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59.310480895965">
            <text:p>$359,31</text:p>
          </table:table-cell>
          <table:table-cell table:style-name="ce5"/>
          <table:table-cell table:formula="of:=[.B20]/(1+[.D2])^([.A18]+1/2)" office:value-type="currency" office:currency="USD" office:value="194.875974637461">
            <text:p>$194,88</text:p>
          </table:table-cell>
          <table:table-cell table:formula="of:=[.E18]*[.D5]" office:value-type="currency" office:currency="USD" office:value="321.537693338362">
            <text:p>$321,54</text:p>
          </table:table-cell>
          <table:table-cell table:style-name="ce7"/>
          <table:table-cell table:formula="of:=[.E20]/(1+[.D3])^([.A18]+1/2)" office:value-type="currency" office:currency="USD" office:value="143.311967791084">
            <text:p>$143,31</text:p>
          </table:table-cell>
          <table:table-cell table:formula="of:=[.H18]*[.D5]" office:value-type="currency" office:currency="USD" office:value="232.586533566">
            <text:p>$232,59</text:p>
          </table:table-cell>
          <table:table-cell table:style-name="ce8"/>
          <table:table-cell table:formula="of:=[.H20]/(1+[.D4])^([.A18]+1/2)" office:value-type="currency" office:currency="USD" office:value="85.4990662831441">
            <text:p>$85,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1">01.03.2022</text:date>, <text:time>19:59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01T19:59:24.50</dc:date>
    <dc:creator>aaa </dc:creator>
    <meta:editing-duration>P2DT18H54M36S</meta:editing-duration>
    <meta:editing-cycles>46</meta:editing-cycles>
    <meta:generator>OpenOffice/4.1.5$Win32 OpenOffice.org_project/415m1$Build-9789</meta:generator>
    <meta:document-statistic meta:table-count="5" meta:cell-count="691" meta:object-count="0"/>
  </office:meta>
</office:document-meta>
</file>